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margin-left="0.4925in" fo:margin-right="0in" fo:text-indent="0in" style:auto-text-indent="false"/>
    </style:style>
    <style:style style:name="P2" style:family="paragraph" style:parent-style-name="Text_20_body">
      <style:paragraph-properties fo:margin-left="0.9846in" fo:margin-right="0in" fo:text-indent="0in" style:auto-text-indent="false"/>
    </style:style>
    <style:style style:name="P3" style:family="paragraph" style:parent-style-name="Text_20_body">
      <style:paragraph-properties fo:margin-left="1.4772in" fo:margin-right="0in" fo:text-indent="0in" style:auto-text-indent="fals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Implementation Notes</text:p>
      <text:h text:style-name="Heading_20_1" text:outline-level="1">versioning linking and unlinking</text:h>
      <text:p text:style-name="Text_20_body">Ok this is actually a bit of an issue that I hadn't really thought through.</text:p>
      <text:p text:style-name="Text_20_body">When you undo an unlinking you are potentially attaching a whole subtree to the tree, not merely a single node as when you undo a proposition deletion. <text:s/>The same is true of redoing a linking.</text:p>
      <text:p text:style-name="Text_20_body">Well redoing a linking should be straight forward, just take the deleted node and put it back. <text:s/>The node will keep track of its own state, whether it was open or closed, whether its children were opened or closed etc.</text:p>
      <text:p text:style-name="Text_20_body">However undoing a unlinking is more complicated because there we don't necessarily have the tree ready to go. <text:s/>In fact we don't have the tree ready to go in the current setup. <text:s/>I think the best option would be to add the node with a load dummy and only load up the children as requested by the client. <text:s/>But that implies that I have lazy loading working, so maybe before handling unlinking I should get lazy loading working again.</text:p>
      <text:p text:style-name="Text_20_body">I think to start I should just lazy load one layer at a time... the old approach was to lazy load the entire subtree, but that isn't really lazy loading and more importantly that was just being lazy since the subtree might be impractical to load...</text:p>
      <text:h text:style-name="Heading_20_1" text:outline-level="1">versioning lazy loading</text:h>
      <text:h text:style-name="Heading_20_2" text:outline-level="2">Confusing</text:h>
      <text:p text:style-name="Text_20_body">I think we still want all the changes for a closed node so we can use the same system of including add/removes as hidden changes in the change list so that the user knows when a closed (unloaded) node has children to open... when the node is opened the children are loaded... there will be one load dummy for each child.</text:p>
      <text:p text:style-name="Text_20_body">So the call to the server should return the current version of the node itself (without any children) and the nodes history. <text:s/>Basically just a NodeChanges plus the current version of the node (but not of the children).</text:p>
      <text:p text:style-name="Text_20_body">With that information the client will construct place holder nodes for each existing node and each deleted node. <text:s/>Then it will zoom the node to the correct time, and append it, closed, to the the node that was just opened, replacing the just opened nodes place holder with the newly constructed place holder.</text:p>
      <text:h text:style-name="Heading_20_2" text:outline-level="2">More clear</text:h>
      <text:p text:style-name="Text_20_body">I'm not sure that was clear so lets try again. <text:s/>When a node is closed and unloaded the client will already have it's complete history, including a list of its current and deleted children and all its changes. <text:s/>It will be represented by the normal ViewNodeVer, and it will have placeholders for each of its children; for each a ViewNodeVer with a placeholder flag.</text:p>
      <text:p text:style-name="Text_20_body">While the node is closed, it will be processed like any other closed node, meaning that the very same functions will be used for processing its modifications and add/removes will work. <text:s/>They will just work on placeholders instead of real nodes. <text:s/>When the node is opened the placeholders will appear with a message “loading from server”. </text:p>
      <text:p text:style-name="Text_20_body">At the point the client requests the information needed to build a closed unloaded node for each of the placeholders. <text:s/>This includes the complete history (including current and deleted children and all changes) and a current version of the node. <text:s/>The client builds a closed version, zooms it to the correct time and appends it to the tree, replacing or merging it with its placeholder.</text:p>
      <text:h text:style-name="Heading_20_2" text:outline-level="2">Links</text:h>
      <text:h text:style-name="Heading_20_3" text:outline-level="3">Closed and open non-deleted</text:h>
      <text:p text:style-name="Text_20_body">The exact same process will work for linked nodes that are closed. <text:s/>However links existing in the current edit tree will be treated exactly the same as all other nodes.</text:p>
      <text:h text:style-name="Heading_20_3" text:outline-level="3">deleted</text:h>
      <text:p text:style-name="Text_20_body">Links that have been deleted however will need to be specially sent with the initial request for the change list. <text:s/>The client will need the current version of the link and its history sufficient to zoom it to the correct time in the tree (the time it was deleted). <text:s/>The main difference is that for unlinks we also need a list of the <text:span text:style-name="T2">current </text:span><text:span text:style-name="T3">children. <text:s/>For other nodes we only need a list of the deleted children, because a node cannot be deleted while it still has children. <text:s/>Therefore if a node was deleted, it had no children at the time of the deletion. <text:s/>Not true for unlinked nodes. <text:s/>Also node can be unlinked without without deleting its contents, so we need to make sure that the change for the unlink includes the previous contents.</text:span></text:p>
      <text:h text:style-name="Heading_20_2" text:outline-level="2"><text:span text:style-name="T3">Implementation plan</text:span></text:h>
      <text:p text:style-name="Text_20_body"><text:span text:style-name="T3">Implement for regular nodes first</text:span></text:p>
      <text:p text:style-name="Text_20_body"><text:span text:style-name="T3">make sure that implementation works for closed and open non-deleted links</text:span></text:p>
      <text:p text:style-name="Text_20_body"><text:span text:style-name="T3">implement for deleted links.</text:span></text:p>
      <text:p text:style-name="Text_20_body"><text:span text:style-name="T3">Testing version extensively, especially linking, unlinking, deletes, and open/closes of nodes</text:span></text:p>
      <text:h text:style-name="Heading_20_1" text:outline-level="1">Open/Close nodes</text:h>
      <text:p text:style-name="Text_20_body">When a node is closed:</text:p>
      <text:p text:style-name="Text_20_body">remove all the changes of all subnodes EXCEPT changes already removed by previous closes of subnodes...</text:p>
      <text:p text:style-name="Text_20_body">hide the add/remove changes (for subnodes<text:span text:style-name="T1">)</text:span> of the closed node (but do not remove them from the timeMachineMap)</text:p>
      <text:p text:style-name="Text_20_body">(do not remove or hide modification changes of the node itself)</text:p>
      <text:p text:style-name="Text_20_body"/>
      <text:p text:style-name="Text_20_body">When a node is open:</text:p>
      <text:p text:style-name="Text_20_body">restore all the changes of all subnodes EXCEPT changes of closed subnodes that should remain removed</text:p>
      <text:p text:style-name="Text_20_body">unhide the add/remove changes (for subnodes) of the closed node</text:p>
      <text:p text:style-name="Text_20_body">(do nothing for modifications of the node itself since they were not hidden or removed by the close)</text:p>
      <text:p text:style-name="Text_20_body"/>
      <text:p text:style-name="Text_20_body">define “EXCEPT changes already removed by previous closes of subnodes...”:</text:p>
      <text:p text:style-name="Text_20_body">function:</text:p>
      <text:p text:style-name="P1">for each child node</text:p>
      <text:p text:style-name="P2">include both add/removes and modifications</text:p>
      <text:p text:style-name="P3">note: this puts the changes back as hidden if they where hidden when removed...</text:p>
      <text:p text:style-name="P2">if child node is open</text:p>
      <text:p text:style-name="P3">call function for child node</text:p>
      <text:h text:style-name="Heading_20_1" text:outline-level="1">Versioning </text:h>
      <text:p text:style-name="Text_20_body">The server will send the client lists of propositions and arguments, the changes associated with each, and a list of arguments or propositions that have been deleted from them.</text:p>
      <text:p text:style-name="Text_20_body">When the client gets the list, for each View node in the cloned tree, it will load the changes associated with the node. <text:s/>It will also create Views for the deleted nodes, recursively, and will load those Views with associated changes. <text:s/>Then an object referencing each change, and each View, for all the opened nodes will be added to a MultiMap, keyed on date.</text:p>
      <text:p text:style-name="Text_20_body">One entry for each key in the MultiMap will be listed in the list of changes that the user can see (thus hiding duplicates for nodes opened multiple times in the tree).</text:p>
      <text:p text:style-name="Text_20_body">When a node is closed, it will remove its changes from the MultiMap, and recursively remove the changes of its (open) descendants from the MultiMap. <text:s/>When a node is opened is will add its change to the MultiMap and recursively add its descendants changes to the MultiMap.</text:p>
      <text:p text:style-name="Text_20_body">Lazy loading. <text:s/>When a node that has not yet been opened is opened, its existing and deleted children will be loaded from the server, including their changes, which will be added to the MultiMap. <text:s/>The children will default to closed, and their children will only be loaded if they are opened... hmmm... but then as people scroll through the change list it might be confusing that deleted nodes don't reapear (unless their parent are open).</text:p>
      <text:h text:style-name="Heading_20_1" text:outline-level="1">Argument and other UI issues</text:h>
      <text:p text:style-name="Text_20_body">The argument deletion (and addition) should happen in another server call. <text:s/>The server no longer needs to keep track of childless args … they can just be deleted by other users... its no longer a corruption of the database... therefore it doesn't need to check to make sure that the arg is being deleted … that can be left up to the client. <text:s/>Hopefully this will simplify the server a little bit...</text:p>
      <text:p text:style-name="Text_20_body"/>
      <text:p text:style-name="Text_20_body"/>
      <text:p text:style-name="Text_20_body">One approach: <text:s/></text:p>
      <text:p text:style-name="Text_20_body">Stop deleting empty arguments (the proposition deletion methods are overly complex); implement separate argument deletions; when the last proposition is deleted move to the arguments title; when an empty argument title is backspaced or deleted, delete the argument.</text:p>
      <text:p text:style-name="Text_20_body">Another approach:</text:p>
      <text:p text:style-name="Text_20_body">Automatically delete arguments with empty titles when the last proposition is deleted, but not arguments with non-empty titles. <text:s/>Automatically jump to the first proposition when an argument is created, thereby encouraging users not to both with titling arguments unless there is a reason to.</text:p>
      <text:p text:style-name="Text_20_body">Applicable to both approaches:</text:p>
      <text:p text:style-name="Text_20_body">When pressing return in an argument, create a new proposition and move to it.</text:p>
      <text:p text:style-name="Text_20_body">Other issues:</text:p>
      <text:p text:style-name="Text_20_body">Whenever a node is deleted focus should move to the node immediately proceeding it in the tree...</text:p>
      <text:p text:style-name="Text_20_body">Pressing return on a node with children should always create another child rather than another sibling. <text:s/>However pressing return on an argument should always create a new child proposition, whereas pressing return on a proposition should create a sibling unless it has children already.</text:p>
      <text:h text:style-name="Heading_20_1" text:outline-level="1">Lazy Loading in Edit Mode</text:h>
      <text:p text:style-name="Text_20_body"/>
      <text:h text:style-name="Heading_20_1" text:outline-level="1">Changes</text:h>
      <text:p text:style-name="Text_20_body">I think I'm coming to the conclusion that changes should be bi-dirrectional, allowing you to go forward or backwards. <text:s/>An easy way to do this is just to save the old version of the node, and the changes to that old version with every change.</text:p>
      <text:h text:style-name="Heading_20_1" text:outline-level="1">Updates</text:h>
      <text:p text:style-name="Text_20_body">Client will send a list of opened nodes to the server, and a last updated date.</text:p>
      <text:p text:style-name="Text_20_body">Server will send back all the changes to those opened nodes up to a immediately recent Date, and the Date.</text:p>
      <text:p text:style-name="Text_20_body">Client will fast forward nodes affected by returned changes and set it's last updated date to the return date.</text:p>
      <text:p text:style-name="Text_20_body">[When a node is added, modified or deleted, perhaps it should flash to a different color and gradually fade back to the same color, so that people can see the added nodes. <text:s/>Or in the case of deletes gradually fade to invisible...]</text:p>
      <text:h text:style-name="Heading_20_1" text:outline-level="1">Email Notifications</text:h>
      <text:p text:style-name="Text_20_body">Lets keep this simple for now. <text:s/>A print out of the changes since the last email update should be sufficient. <text:s/>Later of course we'll want to think of better ways to do this.</text:p>
      <text:h text:style-name="Heading_20_1" text:outline-level="1">Definitions</text:h>
      <text:p text:style-name="Text_20_body">Keep thinking about this...</text:p>
      <text:p text:style-name="Text_20_body"/>
      <text:p text:style-name="Text_20_body"/>
      <text:h text:style-name="Heading_20_1" text:outline-level="1">Presentation and Naming note:</text:h>
      <text:p text:style-name="Text_20_body">I should be calling this “online opensource mass collaborative reasoning”, the important distinction being the “collaborative reasoning” instead of “argument mapping”. <text:s/>But “mass collaborative reasoning” captures the important distinction. <text:s/>Also we are not merely having a “discussion”, which doesn't imply a careful reasoning process. <text:s/>So the question is “how do you engage in a precise and accurate reasoning process (about an important issue) with the participation of hundreds, thousands, or millions of people?”</text:p>
      <text:p text:style-name="Text_20_body">reasonary.org/com/net is taken... oh well.</text:p>
      <text:p text:style-name="Text_20_body">What about acronyms involving reason that sound cool?</text:p>
      <text:p text:style-name="Text_20_body">Omocr.org (online mass opensource collaborative reaoning) is available</text:p>
      <text:p text:style-name="Text_20_body">global online collaborative reasoning – gocr, g <text:s text:c="3"/>c r</text:p>
      <text:p text:style-name="Text_20_body">mass online collaborative reasoning - mocr</text:p>
      <text:p text:style-name="Text_20_body">universal collaborative reasoning - ucr</text:p>
      <text:p text:style-name="Text_20_body">well I reserved coreason.org, lets see how I feel about that in a little whi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Isaac Kriegman</meta:initial-creator>
    <meta:creation-date>2010-10-10T19:46:06</meta:creation-date>
    <meta:generator>OpenOffice.org/3.2$Win32 OpenOffice.org_project/320m18$Build-9502</meta:generator>
    <dc:date>2010-10-19T12:20:32.23</dc:date>
    <dc:creator>Isaac Kriegman</dc:creator>
    <meta:editing-duration>PT31H21M40S</meta:editing-duration>
    <meta:editing-cycles>21</meta:editing-cycles>
    <meta:document-statistic meta:table-count="0" meta:image-count="0" meta:object-count="0" meta:page-count="1" meta:paragraph-count="80" meta:word-count="1735" meta:character-count="10145"/>
  </office:meta>
</office:document-meta>
</file>